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60000003C49C7D4188A9F03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0.051cm" style:rel-width="67%" fo:margin-top="0cm" fo:margin-bottom="0cm" table:align="center" style:writing-mode="lr-tb"/>
    </style:style>
    <style:style style:name="Tabla1.A" style:family="table-column">
      <style:table-column-properties style:column-width="1.111cm" style:rel-column-width="7248*"/>
    </style:style>
    <style:style style:name="Tabla1.B" style:family="table-column">
      <style:table-column-properties style:column-width="1.117cm" style:rel-column-width="7281*"/>
    </style:style>
    <style:style style:name="Tabla1.C" style:family="table-column">
      <style:table-column-properties style:column-width="1.118cm" style:rel-column-width="7287*"/>
    </style:style>
    <style:style style:name="Tabla1.D" style:family="table-column">
      <style:table-column-properties style:column-width="1.12cm" style:rel-column-width="7301*"/>
    </style:style>
    <style:style style:name="Tabla1.E" style:family="table-column">
      <style:table-column-properties style:column-width="1.12cm" style:rel-column-width="7300*"/>
    </style:style>
    <style:style style:name="Tabla1.F" style:family="table-column">
      <style:table-column-properties style:column-width="1.118cm" style:rel-column-width="7294*"/>
    </style:style>
    <style:style style:name="Tabla1.I" style:family="table-column">
      <style:table-column-properties style:column-width="1.111cm" style:rel-column-width="7243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I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WWNum1" style:master-page-name="First_20_Page">
      <style:paragraph-properties fo:margin-top="0.423cm" fo:margin-bottom="0.212cm" style:contextual-spacing="false" style:page-number="auto"/>
    </style:style>
    <style:style style:name="P2" style:family="paragraph" style:parent-style-name="Heading_20_3" style:list-style-name="WWNum2"/>
    <style:style style:name="P3" style:family="paragraph" style:parent-style-name="Standard">
      <style:paragraph-properties fo:margin-top="0cm" fo:margin-bottom="0.109cm" style:contextual-spacing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7" style:family="paragraph" style:parent-style-name="Standard">
      <style:paragraph-properties fo:margin-top="0.055cm" fo:margin-bottom="0cm" style:contextual-spacing="false" fo:text-align="end" style:justify-single-word="false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 fo:orphans="0" fo:widows="0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>
      <loext:graphic-properties draw:fill="solid" draw:fill-color="#d20000"/>
      <style:paragraph-properties fo:text-align="start"/>
      <style:text-properties fo:font-size="18pt"/>
    </style:style>
    <style:style style:name="T1" style:family="text">
      <style:text-properties style:use-window-font-color="true" loext:opacity="0%" fo:font-size="16pt" fo:language="es" fo:country="ES" fo:font-weight="bold" style:letter-kerning="false" style:font-name-asian="Noto Sans CJK SC" style:font-size-asian="16pt" style:language-asian="en" style:country-asian="US" style:font-weight-asian="bold" style:font-name-complex="Lohit Devanagari" style:font-size-complex="16pt" style:language-complex="ar" style:country-complex="SA" style:font-weight-complex="bold"/>
    </style:style>
    <style:style style:name="T2" style:family="text">
      <style:text-properties style:use-window-font-color="true" loext:opacity="0%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3" style:family="text">
      <style:text-properties style:use-window-font-color="true" loext:opacity="0%" fo:font-size="11pt" fo:language="es" fo:country="E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4" style:family="text">
      <style:text-properties style:use-window-font-color="true" loext:opacity="0%" fo:font-size="14pt" fo:language="es" fo:country="ES" fo:font-weight="bold" style:letter-kerning="false" style:font-name-asian="Noto Sans CJK SC" style:font-size-asian="14pt" style:language-asian="en" style:country-asian="US" style:font-weight-asian="bold" style:font-name-complex="Lohit Devanagari" style:font-size-complex="14pt" style:language-complex="ar" style:country-complex="SA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style:text-underline-style="none" fo:background-color="#ffff00" loext:char-shading-value="0"/>
    </style:style>
    <style:style style:name="T11" style:family="text">
      <style:text-properties fo:color="#000000" loext:opacity="100%" fo:font-size="11pt" fo:language="es" fo:country="ES" style:text-underline-style="none" style:letter-kerning="false" fo:background-color="#ffff00" loext:char-shading-value="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2" style:family="text">
      <style:text-properties fo:color="#000000" loext:opacity="100%" fo:font-size="11pt" fo:language="es" fo:country="ES" style:letter-kerning="false" fo:background-color="#ffff00" loext:char-shading-value="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language="es" fo:country="ES" style:language-asian="en" style:country-asian="US" style:language-complex="ar" style:country-complex="SA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16381834" text:style-name="WWNum1">
        <text:list-item>
          <text:h text:style-name="P1" text:outline-level="1">Condicionales</text:h>
        </text:list-item>
      </text:list>
      <text:p text:style-name="Standard"><text:span text:style-name="T6">Si</text:span>… <text:span text:style-name="Internet_20_link">https://es.wikipedia.org/wiki/Sentencia_condicional</text:span></text:p>
      <text:p text:style-name="Standard"><text:span text:style-name="T7"><text:s/>Importante</text:span><text:span text:style-name="T8">: </text:span><text:span text:style-name="T10">Las sentencias del IF se cumplen siempre que la condici</text:span><text:span text:style-name="T11">ón del IF sea verdadera. </text:span><text:span text:style-name="T12"><text:s text:c="2"/></text:span></text:p>
      <text:list xml:id="list3363934630" text:style-name="WWNum2">
        <text:list-item>
          <text:list>
            <text:list-item>
              <text:list>
                <text:list-item>
                  <text:h text:style-name="P2" text:outline-level="3"><text:span text:style-name="T1">Á</text:span>lgebra booleana (lógica binaria) <text:s/></text:h>
                </text:list-item>
              </text:list>
            </text:list-item>
          </text:list>
        </text:list-item>
      </text:list>
      <text:p text:style-name="P3"><text:span text:style-name="T2">Álgebra booleana: </text:span><text:span text:style-name="Internet_20_link">https://es.wikipedia.org/wiki/%C3%81lgebra_de_Boole</text:span></text:p>
      <text:p text:style-name="P4">L<text:span text:style-name="T2">ógica binaria: </text:span><text:span text:style-name="Internet_20_link">https://es.wikipedia.org/wiki/L%C3%B3gica_binaria</text:span></text:p>
      <text:list xml:id="list134017460193749" text:continue-numbering="true" text:style-name="WWNum2">
        <text:list-item>
          <text:list>
            <text:list-item>
              <text:list>
                <text:list-item>
                  <text:h text:style-name="P2" text:outline-level="3">Los operadores l<text:span text:style-name="T4">ógicos</text:span> AND (y) y OR (o)</text:h>
                </text:list-item>
              </text:list>
            </text:list-item>
          </text:list>
        </text:list-item>
      </text:list>
      <text:p text:style-name="Text_20_body">AND y OR se representan en algunos lenguajes como &amp;&amp; y <text:s/>|| respectivamente.</text:p>
      <text:p text:style-name="Text_20_body">Ejemplo en pseudoc<text:span text:style-name="T2">ódigo</text:span>: </text:p>
      <text:p text:style-name="Preformatted_20_Text"><text:tab/>millonario = FALSE <text:s text:c="5"/>Inicialmente no tenemos millones</text:p>
      <text:p text:style-name="Preformatted_20_Text"><text:tab/>compar <text:s/>= TRUE ó FALSE <text:s/>Elegir un único valor</text:p>
      <text:p text:style-name="Preformatted_20_Text"><text:tab/>acertar = TRUE ó FALSE</text:p>
      <text:p text:style-name="Preformatted_20_Text"><text:tab/>cambiar = TRUE ó FALSE</text:p>
      <text:p text:style-name="Preformatted_20_Text"/>
      <text:p text:style-name="Preformatted_20_Text"><text:tab/>Si ((comprar Y acertar) Y cambiar) entonces millonario = TRUE</text:p>
      <text:p text:style-name="Preformatted_20_Text"/>
      <text:p text:style-name="Text_20_body"><text:span text:style-name="T6">Cuadro de operaciones l</text:span><text:span text:style-name="T3">ógicas</text:span>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B"/>
        <table:table-column table:style-name="Tabla1.F"/>
        <table:table-column table:style-name="Tabla1.I"/>
        <table:table-row table:style-name="Tabla1.1">
          <table:table-cell table:style-name="Tabla1.A1" office:value-type="string">
            <text:p text:style-name="P8"><text:span text:style-name="T13">X</text:span></text:p>
          </table:table-cell>
          <table:table-cell table:style-name="Tabla1.A1" office:value-type="string">
            <text:p text:style-name="P8"><text:span text:style-name="T13">Y</text:span></text:p>
          </table:table-cell>
          <table:table-cell table:style-name="Tabla1.A1" office:value-type="string">
            <text:p text:style-name="P8"><text:span text:style-name="T13">AND</text:span></text:p>
          </table:table-cell>
          <table:table-cell table:style-name="Tabla1.A1" office:value-type="string">
            <text:p text:style-name="P8"><text:span text:style-name="T13">OR</text:span>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8"><text:span text:style-name="T13">X</text:span></text:p>
          </table:table-cell>
          <table:table-cell table:style-name="Tabla1.A1" office:value-type="string">
            <text:p text:style-name="P8"><text:span text:style-name="T13">Y</text:span></text:p>
          </table:table-cell>
          <table:table-cell table:style-name="Tabla1.A1" office:value-type="string">
            <text:p text:style-name="P8"><text:span text:style-name="T13">AND</text:span></text:p>
          </table:table-cell>
          <table:table-cell table:style-name="Tabla1.I1" office:value-type="string">
            <text:p text:style-name="P8"><text:span text:style-name="T13">OR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14">0</text:span></text:p>
          </table:table-cell>
          <table:table-cell table:style-name="Tabla1.A2" office:value-type="string">
            <text:p text:style-name="P8"><text:span text:style-name="T14">0</text:span></text:p>
          </table:table-cell>
          <table:table-cell table:style-name="Tabla1.A2" office:value-type="string">
            <text:p text:style-name="P8"><text:span text:style-name="T14">0</text:span></text:p>
          </table:table-cell>
          <table:table-cell table:style-name="Tabla1.A2" office:value-type="string">
            <text:p text:style-name="P8"><text:span text:style-name="T14">0</text:span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8"><text:span text:style-name="T14">F</text:span></text:p>
          </table:table-cell>
          <table:table-cell table:style-name="Tabla1.A2" office:value-type="string">
            <text:p text:style-name="P8"><text:span text:style-name="T14">F</text:span></text:p>
          </table:table-cell>
          <table:table-cell table:style-name="Tabla1.A2" office:value-type="string">
            <text:p text:style-name="P8"><text:span text:style-name="T14">F</text:span></text:p>
          </table:table-cell>
          <table:table-cell table:style-name="Tabla1.I2" office:value-type="string">
            <text:p text:style-name="P8"><text:span text:style-name="T14">F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14">0</text:span></text:p>
          </table:table-cell>
          <table:table-cell table:style-name="Tabla1.A2" office:value-type="string">
            <text:p text:style-name="P8"><text:span text:style-name="T14">1</text:span></text:p>
          </table:table-cell>
          <table:table-cell table:style-name="Tabla1.A2" office:value-type="string">
            <text:p text:style-name="P8"><text:span text:style-name="T14">0</text:span></text:p>
          </table:table-cell>
          <table:table-cell table:style-name="Tabla1.A2" office:value-type="string">
            <text:p text:style-name="P8"><text:span text:style-name="T14">1</text:span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8"><text:span text:style-name="T14">F</text:span></text:p>
          </table:table-cell>
          <table:table-cell table:style-name="Tabla1.A2" office:value-type="string">
            <text:p text:style-name="P8"><text:span text:style-name="T14">V</text:span></text:p>
          </table:table-cell>
          <table:table-cell table:style-name="Tabla1.A2" office:value-type="string">
            <text:p text:style-name="P8"><text:span text:style-name="T14">F</text:span></text:p>
          </table:table-cell>
          <table:table-cell table:style-name="Tabla1.I2" office:value-type="string">
            <text:p text:style-name="P8"><text:span text:style-name="T14">V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14">1</text:span></text:p>
          </table:table-cell>
          <table:table-cell table:style-name="Tabla1.A2" office:value-type="string">
            <text:p text:style-name="P8"><text:span text:style-name="T14">0</text:span></text:p>
          </table:table-cell>
          <table:table-cell table:style-name="Tabla1.A2" office:value-type="string">
            <text:p text:style-name="P8"><text:span text:style-name="T14">0</text:span></text:p>
          </table:table-cell>
          <table:table-cell table:style-name="Tabla1.A2" office:value-type="string">
            <text:p text:style-name="P8"><text:span text:style-name="T14">1</text:span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8"><text:span text:style-name="T14">V</text:span></text:p>
          </table:table-cell>
          <table:table-cell table:style-name="Tabla1.A2" office:value-type="string">
            <text:p text:style-name="P8"><text:span text:style-name="T14">F</text:span></text:p>
          </table:table-cell>
          <table:table-cell table:style-name="Tabla1.A2" office:value-type="string">
            <text:p text:style-name="P8"><text:span text:style-name="T14">F</text:span></text:p>
          </table:table-cell>
          <table:table-cell table:style-name="Tabla1.I2" office:value-type="string">
            <text:p text:style-name="P8"><text:span text:style-name="T14">V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14">1</text:span></text:p>
          </table:table-cell>
          <table:table-cell table:style-name="Tabla1.A2" office:value-type="string">
            <text:p text:style-name="P8"><text:span text:style-name="T14">1</text:span></text:p>
          </table:table-cell>
          <table:table-cell table:style-name="Tabla1.A2" office:value-type="string">
            <text:p text:style-name="P8"><text:span text:style-name="T14">1</text:span></text:p>
          </table:table-cell>
          <table:table-cell table:style-name="Tabla1.A2" office:value-type="string">
            <text:p text:style-name="P8"><text:span text:style-name="T14">1</text:span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8"><text:span text:style-name="T14">V</text:span></text:p>
          </table:table-cell>
          <table:table-cell table:style-name="Tabla1.A2" office:value-type="string">
            <text:p text:style-name="P8"><text:span text:style-name="T14">V</text:span></text:p>
          </table:table-cell>
          <table:table-cell table:style-name="Tabla1.A2" office:value-type="string">
            <text:p text:style-name="P8"><text:span text:style-name="T14">V</text:span></text:p>
          </table:table-cell>
          <table:table-cell table:style-name="Tabla1.I2" office:value-type="string">
            <text:p text:style-name="P8"><text:span text:style-name="T14">v</text:span></text:p>
          </table:table-cell>
        </table:table-row>
      </table:table>
      <text:p text:style-name="P5"/>
      <text:list xml:id="list134017114646946" text:continue-numbering="true" text:style-name="WWNum2">
        <text:list-item>
          <text:list>
            <text:list-item>
              <text:list>
                <text:list-item>
                  <text:h text:style-name="P2" text:outline-level="3">El operador lógico NOT (no)</text:h>
                </text:list-item>
              </text:list>
            </text:list-item>
          </text:list>
        </text:list-item>
      </text:list>
      <text:p text:style-name="Standard">Si queremos que lo indicado en el IF se cumpla para aquellos casos en los que la condición es falsa (FALSE), se usa el operador NOT: “IF NOT TRUE...”</text:p>
      <text:p text:style-name="Standard">El NOT se representa en algunos lenguajes con el signo de exclamación ( ! ).</text:p>
      <text:p text:style-name="Text_20_body">Ejemplo en pseudoc<text:span text:style-name="T2">ódigo</text:span>:</text:p>
      <text:p text:style-name="Preformatted_20_Text"><text:span text:style-name="T15"><text:s/></text:span><text:tab/>cafe<text:span text:style-name="T16"> = false</text:span></text:p>
      <text:p text:style-name="Preformatted_20_Text"><text:tab/>Si no cafe<text:span text:style-name="T16"> entonces imprimir “tengo sueño”</text:span></text:p>
      <text:p text:style-name="P6"/>
      <text:p text:style-name="Standard">En el ejemplo, se cumpliría la condición de imprimir el mensaje "tengo sueño", porque la variable caf<text:span text:style-name="T2">e</text:span> es FALSE, y la condición IF dice que NOT FALSE = TRUE. <text:s/></text:p>
      <text:p text:style-name="Standard">La variable caf<text:span text:style-name="T2">e</text:span> no cambia con el uso de NOT, esta seguirá siendo FALSE, pero el NOT sí cambia el resultado de la condición del IF.</text:p>
      <text:p text:style-name="P7"><text:span text:style-name="T17">Autor: Javier Guerra. Ver.1.0.0. Junio 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3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2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align="justify" style:justify-single-word="false" fo:text-indent="0cm" style:auto-text-indent="false"/>
      <style:text-properties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d20000"/>
      <style:paragraph-properties fo:text-align="start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ángulo 6" draw:style-name="Mgr1" draw:text-style-name="MP1" svg:width="29.608cm" svg:height="1.006cm" svg:x="-8.608cm" svg:y="-1.24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9" text:anchor-type="char" svg:x="-9.763cm" svg:y="-0.056cm" svg:width="5.239cm" svg:height="1.588cm" draw:z-index="0"><draw:image xlink:href="Pictures/10000000000000C60000003C49C7D4188A9F03C8.png" xlink:type="simple" xlink:show="embed" xlink:actuate="onLoad" draw:mime-type="image/png"/></draw:frame><draw:frame draw:style-name="Mfr1" draw:name="Imagen 8" text:anchor-type="char" svg:x="-2.143cm" svg:y="-0.083cm" svg:width="5.239cm" svg:height="1.588cm" draw:z-index="0"><draw:image xlink:href="Pictures/10000000000000C60000003C49C7D4188A9F03C8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2:56:11</meta:creation-date>
    <dc:language>es-ES</dc:language>
    <dc:date>2024-07-22T13:40:16.134553736</dc:date>
    <meta:editing-cycles>43</meta:editing-cycles>
    <meta:editing-duration>PT1H36M44S</meta:editing-duration>
    <meta:generator>LibreOffice/7.3.7.2$Linux_X86_64 LibreOffice_project/30$Build-2</meta:generator>
    <meta:document-statistic meta:table-count="1" meta:image-count="2" meta:object-count="0" meta:page-count="1" meta:paragraph-count="64" meta:word-count="255" meta:character-count="1425" meta:non-whitespace-character-count="1208"/>
    <meta:user-defined meta:name="AppVersion">15.0000</meta:user-defined>
    <meta:user-defined meta:name="Autor">Javier Guerra</meta:user-defined>
    <meta:template xlink:type="simple" xlink:actuate="onRequest" xlink:title="Normal" xlink:href=""/>
  </office:meta>
</office:document-meta>
</file>